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Comic Sans MS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Comic Sans MS" fo:font-size="16pt" fo:font-style="normal" style:font-size-asian="16pt" style:font-style-asian="normal" style:font-size-complex="16pt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Comic Sans MS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style:font-name="Comic Sans MS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style:font-name="Comic Sans MS"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Comic Sans MS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5" style:family="text">
      <style:text-properties fo:color="#0000ff"/>
    </style:style>
    <style:style style:name="T6" style:family="text">
      <style:text-properties fo:color="#0000ff" fo:font-style="normal" style:font-style-asian="normal" style:font-style-complex="normal"/>
    </style:style>
    <style:style style:name="T7" style:family="text">
      <style:text-properties officeooo:rsid="0003f09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3">EMETTRE un SON</text:p>
      <text:p text:style-name="P2"/>
      <text:list xml:id="list3058275466100968729" text:style-name="L2">
        <text:list-item>
          <text:p text:style-name="P7">Ouvrir le Terminal du R-pi</text:p>
        </text:list-item>
        <text:list-item>
          <text:p text:style-name="P5"><text:span text:style-name="T3">Taper<text:tab/> </text:span><text:span text:style-name="T6">$</text:span><text:span text:style-name="T3"> mplayer – loop 5 /home/pi/Desktop/mes_sons/r2d2_2.mp3</text:span></text:p>
        </text:list-item>
      </text:list>
      <text:p text:style-name="P2"><text:tab/><text:tab/></text:p>
      <text:p text:style-name="P2"/>
      <text:list xml:id="list26315595098608074" text:style-name="L3">
        <text:list-item>
          <text:list>
            <text:list-item>
              <text:list>
                <text:list-item>
                  <text:p text:style-name="P8">- loop <text:tab/><text:tab/><text:tab/><text:tab/>code de relecture</text:p>
                </text:list-item>
                <text:list-item>
                  <text:p text:style-name="P8">5<text:tab/><text:tab/><text:tab/><text:tab/>nombre de relectures</text:p>
                </text:list-item>
                <text:list-item>
                  <text:p text:style-name="P8">/home/...............mp3<text:tab/>fichier son avec son chemin</text:p>
                </text:list-item>
              </text:list>
            </text:list-item>
          </text:list>
        </text:list-item>
      </text:list>
      <text:p text:style-name="P2"/>
      <text:p text:style-name="P2">Choisir le fichier dans le dossier « Mes_sons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13:28:46.55</meta:creation-date>
    <dc:date>2015-04-04T17:05:31.041025754</dc:date>
    <meta:editing-duration>PT7M15S</meta:editing-duration>
    <meta:editing-cycles>3</meta:editing-cycles>
    <meta:generator>LibreOffice/4.2.7.2$Linux_X86_64 LibreOffice_project/420m0$Build-2</meta:generator>
    <dc:creator>papy56 </dc:creator>
    <meta:document-statistic meta:table-count="0" meta:image-count="0" meta:object-count="0" meta:page-count="1" meta:paragraph-count="8" meta:word-count="43" meta:character-count="261" meta:non-whitespace-character-count="219"/>
  </office:meta>
</office:document-meta>
</file>